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72d8" officeooo:paragraph-rsid="001572d8"/>
    </style:style>
    <style:style style:name="P2" style:family="paragraph" style:parent-style-name="Standard">
      <style:text-properties officeooo:rsid="00176cf6" officeooo:paragraph-rsid="00176cf6"/>
    </style:style>
    <style:style style:name="P3" style:family="paragraph" style:parent-style-name="Standard">
      <style:text-properties officeooo:rsid="001a5a6b" officeooo:paragraph-rsid="001a5a6b"/>
    </style:style>
    <style:style style:name="P4" style:family="paragraph" style:parent-style-name="Standard">
      <style:text-properties officeooo:rsid="001b96b1" officeooo:paragraph-rsid="001b96b1"/>
    </style:style>
    <style:style style:name="P5" style:family="paragraph" style:parent-style-name="Standard">
      <style:text-properties officeooo:rsid="001f050f" officeooo:paragraph-rsid="001f050f"/>
    </style:style>
    <style:style style:name="P6" style:family="paragraph" style:parent-style-name="Standard" style:list-style-name="L1">
      <style:text-properties officeooo:rsid="00222349" officeooo:paragraph-rsid="00222349"/>
    </style:style>
    <style:style style:name="P7" style:family="paragraph" style:parent-style-name="Standard">
      <style:text-properties officeooo:rsid="00222349" officeooo:paragraph-rsid="00222349"/>
    </style:style>
    <style:style style:name="T1" style:family="text">
      <style:text-properties officeooo:rsid="0018b951"/>
    </style:style>
    <style:style style:name="T2" style:family="text">
      <style:text-properties officeooo:rsid="0018c4c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d252e"/>
    </style:style>
    <style:style style:name="T5" style:family="text">
      <style:text-properties officeooo:rsid="0020a598"/>
    </style:style>
    <style:style style:name="T6" style:family="text">
      <style:text-properties officeooo:rsid="0022234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 cos’è la programmazione ad oggetti?</text:p>
      <text:p text:style-name="P1"/>
      <text:p text:style-name="P2">Tende a specificare l’entità che stiamo utilizzando. Queste entità si chiamano Classi → sono strutture che rappresentano l’entità e sono formate da attributi (caratteristiche / variabili) e metodi (funzioni), ovvero le procedure che agiscono nella stessa. <text:span text:style-name="T1">L’oggetto è un istanza di una classe, una sorta di copia. La classe funge da “progetto” per costruire qualcos’altro, ovvero gli oggetti. </text:span><text:span text:style-name="T2">Essi sono identici alla classe ma hanno i loro propri dati specifici all’interno. Le classi vengono definite usando la parola class seguita dal nome.</text:span></text:p>
      <text:p text:style-name="P3"><text:span text:style-name="T3">Attributi</text:span>: variabili associate ad una classe e rappresentano le proprietà di un oggetto.</text:p>
      <text:p text:style-name="P4"><text:span text:style-name="T3">Metodi</text:span>: <text:span text:style-name="T4">funzioni associate ad una classe, rappresentano il comportamento di un oggetto</text:span></text:p>
      <text:p text:style-name="P4"/>
      <text:p text:style-name="P5">def __init__<text:span text:style-name="T5">(self)</text:span> = metodo costruttore, costruisce l’oggetto, sono dati che deve passare chi costruisce la classe.</text:p>
      <text:p text:style-name="P5"/>
      <text:p text:style-name="P5">Per creare gli oggetti non ci sono parole chiave, lo possiamo autodefinire creando una variabile e inserendo i valori che vogliamo attribuirgli.</text:p>
      <text:p text:style-name="P5"><text:span text:style-name="T6">Tipi di metodi:</text:span></text:p>
      <text:list text:style-name="L1">
        <text:list-item>
          <text:p text:style-name="P6">di istanza: operano su istanza specifica</text:p>
        </text:list-item>
        <text:list-item>
          <text:p text:style-name="P6">di classe: operano su classe specifica e non su istanza</text:p>
        </text:list-item>
        <text:list-item>
          <text:p text:style-name="P6">statici: funzioni legate alla classe che operano ne su classe e ne su istanza specifica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1T08:55:54.419825600</meta:creation-date>
    <dc:date>2026-04-21T11:54:05.964673300</dc:date>
    <meta:editing-duration>PT2H58M8S</meta:editing-duration>
    <meta:editing-cycles>10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10" meta:word-count="188" meta:character-count="1214" meta:non-whitespace-character-count="1039"/>
  </office:meta>
</office:document-meta>
</file>